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28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2862in"/>
    </style:style>
    <style:style style:name="co4" style:family="table-column">
      <style:table-column-properties fo:break-before="auto" style:column-width="0.3047in"/>
    </style:style>
    <style:style style:name="co5" style:family="table-column">
      <style:table-column-properties fo:break-before="auto" style:column-width="0.8409in"/>
    </style:style>
    <style:style style:name="co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0.8063in"/>
    </style:style>
    <style:style style:name="co8" style:family="table-column">
      <style:table-column-properties fo:break-before="auto" style:column-width="0.2516in"/>
    </style:style>
    <style:style style:name="co9" style:family="table-column">
      <style:table-column-properties fo:break-before="auto" style:column-width="0.4138in"/>
    </style:style>
    <style:style style:name="co10" style:family="table-column">
      <style:table-column-properties fo:break-before="auto" style:column-width="0.3902in"/>
    </style:style>
    <style:style style:name="co11" style:family="table-column">
      <style:table-column-properties fo:break-before="auto" style:column-width="0.3209in"/>
    </style:style>
    <style:style style:name="co12" style:family="table-column">
      <style:table-column-properties fo:break-before="auto" style:column-width="0.3098in"/>
    </style:style>
    <style:style style:name="co13" style:family="table-column">
      <style:table-column-properties fo:break-before="auto" style:column-width="0.7374in"/>
    </style:style>
    <style:style style:name="co14" style:family="table-column">
      <style:table-column-properties fo:break-before="auto" style:column-width="0.9634in"/>
    </style:style>
    <style:style style:name="co15" style:family="table-column">
      <style:table-column-properties fo:break-before="auto" style:column-width="0.6661in"/>
    </style:style>
    <style:style style:name="co16" style:family="table-column">
      <style:table-column-properties fo:break-before="auto" style:column-width="0.4425in"/>
    </style:style>
    <style:style style:name="co18" style:family="table-column">
      <style:table-column-properties fo:break-before="auto" style:column-width="0.331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2" style:family="table-cell" style:parent-style-name="Heading">
      <style:table-cell-properties fo:border="0.06pt solid #000000"/>
    </style:style>
    <style:style style:name="ce2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5" style:family="table-cell" style:parent-style-name="Default">
      <style:table-cell-properties fo:border-bottom="none" fo:border-left="0.06pt solid #000000" fo:border-right="0.06pt solid #000000" fo:border-top="none"/>
    </style:style>
    <style:style style:name="ce26" style:family="table-cell" style:parent-style-name="Heading">
      <style:table-cell-properties fo:border-bottom="0.06pt solid #000000" fo:border-left="none" fo:border-right="none" fo:border-top="0.06pt solid #000000"/>
    </style:style>
    <style:style style:name="ce27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28" style:family="table-cell" style:parent-style-name="Default">
      <style:table-cell-properties fo:border-bottom="0.06pt solid #000000" fo:border-left="0.06pt solid #000000" fo:border-right="none" fo:border-top="none"/>
    </style:style>
    <style:style style:name="ce29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>
      <style:table-cell-properties fo:border-bottom="none" fo:border-left="none" fo:border-right="none" fo:border-top="0.06pt solid #000000"/>
    </style:style>
    <style:style style:name="ce32" style:family="table-cell" style:parent-style-name="Default">
      <style:table-cell-properties fo:border-bottom="none" fo:border-left="none" fo:border-right="0.06pt solid #000000" fo:border-top="0.06pt solid #000000"/>
    </style:style>
    <style:style style:name="ce33" style:family="table-cell" style:parent-style-name="Default">
      <style:table-cell-properties fo:border-bottom="0.06pt solid #000000" fo:border-left="none" fo:border-right="0.06pt solid #000000" fo:border-top="none"/>
    </style:style>
    <style:style style:name="ce45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Heading">
      <style:table-cell-properties fo:border="0.06pt solid #000000"/>
    </style:style>
    <style:style style:name="ce1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6" style:family="table-cell" style:parent-style-name="Default">
      <style:table-cell-properties fo:border-bottom="none" fo:border-left="0.06pt solid #000000" fo:border-right="0.06pt solid #000000" fo:border-top="none"/>
    </style:style>
    <style:style style:name="ce17" style:family="table-cell" style:parent-style-name="Heading">
      <style:table-cell-properties fo:border-bottom="0.06pt solid #000000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19" style:family="table-cell" style:parent-style-name="Default">
      <style:table-cell-properties fo:border-bottom="0.06pt solid #000000" fo:border-left="0.06pt solid #000000" fo:border-right="none" fo:border-top="none"/>
    </style:style>
    <style:style style:name="ce20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-bottom="none" fo:border-left="none" fo:border-right="none" fo:border-top="0.06pt solid #000000"/>
    </style:style>
    <style:style style:name="ce34" style:family="table-cell" style:parent-style-name="Default">
      <style:table-cell-properties fo:border-bottom="none" fo:border-left="none" fo:border-right="0.06pt solid #000000" fo:border-top="0.06pt solid #000000"/>
    </style:style>
    <style:style style:name="ce35" style:family="table-cell" style:parent-style-name="Default">
      <style:table-cell-properties fo:border-bottom="0.06pt solid #000000" fo:border-left="none" fo:border-right="0.06pt solid #000000" fo:border-top="none"/>
    </style:style>
    <style:style style:name="ce91" style:family="table-cell" style:parent-style-name="Heading">
      <style:table-cell-properties fo:border-bottom="0.06pt solid #000000" fo:border-left="0.06pt solid #000000" fo:border-right="none" fo:border-top="0.06pt solid #000000"/>
    </style:style>
    <style:style style:name="ce58" style:family="table-cell" style:parent-style-name="Default">
      <style:table-cell-properties fo:border-bottom="none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none" fo:border-left="0.06pt solid #000000" fo:border-right="none" fo:border-top="none"/>
    </style:style>
    <style:style style:name="ce60" style:family="table-cell" style:parent-style-name="Default">
      <style:table-cell-properties fo:border-bottom="none" fo:border-left="none" fo:border-right="none" fo:border-top="0.06pt solid #000000"/>
      <style:text-properties style:use-window-font-color="true" style:text-outline="false" style:text-line-through-style="none" style:text-line-through-type="none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6pt solid #000000" fo:border-left="none" fo:border-right="none" fo:border-top="none"/>
      <style:text-properties style:use-window-font-color="true" style:text-outline="false" style:text-line-through-style="none" style:text-line-through-type="none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Heading">
      <style:table-cell-properties fo:border-bottom="0.06pt solid #000000" fo:border-left="none" fo:border-right="0.06pt solid #000000" fo:border-top="0.06pt solid #000000"/>
    </style:style>
    <style:style style:name="ce62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 style:text-outline="false" style:text-line-through-style="none" style:text-line-through-type="none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06pt solid #000000" fo:border-left="none" fo:border-right="0.06pt solid #000000" fo:border-top="none"/>
      <style:text-properties style:use-window-font-color="true" style:text-outline="false" style:text-line-through-style="none" style:text-line-through-type="none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Результаты" table:style-name="ta1">
        <table:table-column table:style-name="co1" table:default-cell-style-name="ce16"/>
        <table:table-column table:style-name="co2" table:default-cell-style-name="ce16"/>
        <table:table-column table:style-name="co3" table:number-columns-repeated="18" table:default-cell-style-name="Default"/>
        <table:table-column table:style-name="co4" table:number-columns-repeated="2" table:default-cell-style-name="Default"/>
        <table:table-column table:style-name="co3" table:number-columns-repeated="3" table:default-cell-style-name="Default"/>
        <table:table-column table:style-name="co5" table:default-cell-style-name="ce16"/>
        <table:table-column table:style-name="co6" table:default-cell-style-name="ce16"/>
        <table:table-row table:style-name="ro1">
          <table:table-cell table:style-name="ce13" table:formula="of:=[Ответы.A1]" office:value-type="string" office:string-value="Ученик" calcext:value-type="string">
            <text:p>Ученик</text:p>
          </table:table-cell>
          <table:table-cell table:style-name="ce13" table:formula="of:=[Ответы.B1]" office:value-type="string" office:string-value="Вариант" calcext:value-type="string">
            <text:p>Вариант</text:p>
          </table:table-cell>
          <table:table-cell table:style-name="ce17" table:formula="of:=[$Ответы.C1]" office:value-type="float" office:value="1" calcext:value-type="float">
            <text:p>1</text:p>
          </table:table-cell>
          <table:table-cell table:style-name="ce17" table:formula="of:=[$Ответы.D1]" office:value-type="float" office:value="2" calcext:value-type="float">
            <text:p>2</text:p>
          </table:table-cell>
          <table:table-cell table:style-name="ce17" table:formula="of:=[$Ответы.E1]" office:value-type="float" office:value="3" calcext:value-type="float">
            <text:p>3</text:p>
          </table:table-cell>
          <table:table-cell table:style-name="ce17" table:formula="of:=[$Ответы.F1]" office:value-type="float" office:value="4" calcext:value-type="float">
            <text:p>4</text:p>
          </table:table-cell>
          <table:table-cell table:style-name="ce17" table:formula="of:=[$Ответы.G1]" office:value-type="float" office:value="5" calcext:value-type="float">
            <text:p>5</text:p>
          </table:table-cell>
          <table:table-cell table:style-name="ce17" table:formula="of:=[$Ответы.H1]" office:value-type="float" office:value="6" calcext:value-type="float">
            <text:p>6</text:p>
          </table:table-cell>
          <table:table-cell table:style-name="ce17" table:formula="of:=[$Ответы.I1]" office:value-type="float" office:value="7" calcext:value-type="float">
            <text:p>7</text:p>
          </table:table-cell>
          <table:table-cell table:style-name="ce17" table:formula="of:=[$Ответы.J1]" office:value-type="float" office:value="8" calcext:value-type="float">
            <text:p>8</text:p>
          </table:table-cell>
          <table:table-cell table:style-name="ce17" table:formula="of:=[$Ответы.K1]" office:value-type="float" office:value="9" calcext:value-type="float">
            <text:p>9</text:p>
          </table:table-cell>
          <table:table-cell table:style-name="ce17" table:formula="of:=[$Ответы.L1]" office:value-type="float" office:value="10" calcext:value-type="float">
            <text:p>10</text:p>
          </table:table-cell>
          <table:table-cell table:style-name="ce17" table:formula="of:=[$Ответы.M1]" office:value-type="float" office:value="11" calcext:value-type="float">
            <text:p>11</text:p>
          </table:table-cell>
          <table:table-cell table:style-name="ce17" table:formula="of:=[$Ответы.N1]" office:value-type="float" office:value="12" calcext:value-type="float">
            <text:p>12</text:p>
          </table:table-cell>
          <table:table-cell table:style-name="ce17" table:formula="of:=[$Ответы.O1]" office:value-type="float" office:value="13" calcext:value-type="float">
            <text:p>13</text:p>
          </table:table-cell>
          <table:table-cell table:style-name="ce17" table:formula="of:=[$Ответы.P1]" office:value-type="float" office:value="14" calcext:value-type="float">
            <text:p>14</text:p>
          </table:table-cell>
          <table:table-cell table:style-name="ce17" table:formula="of:=[$Ответы.Q1]" office:value-type="float" office:value="15" calcext:value-type="float">
            <text:p>15</text:p>
          </table:table-cell>
          <table:table-cell table:style-name="ce17" table:formula="of:=[$Ответы.R1]" office:value-type="float" office:value="16" calcext:value-type="float">
            <text:p>16</text:p>
          </table:table-cell>
          <table:table-cell table:style-name="ce17" table:formula="of:=[$Ответы.S1]" office:value-type="float" office:value="17" calcext:value-type="float">
            <text:p>17</text:p>
          </table:table-cell>
          <table:table-cell table:style-name="ce17" table:formula="of:=[$Ответы.T1]" office:value-type="float" office:value="18" calcext:value-type="float">
            <text:p>18</text:p>
          </table:table-cell>
          <table:table-cell table:style-name="ce17" table:formula="of:=[$Ответы.U1]" office:value-type="float" office:value="19" calcext:value-type="float">
            <text:p>19</text:p>
          </table:table-cell>
          <table:table-cell table:style-name="ce17" table:formula="of:=[$Ответы.V1]" office:value-type="float" office:value="20" calcext:value-type="float">
            <text:p>20</text:p>
          </table:table-cell>
          <table:table-cell table:style-name="ce17" table:formula="of:=[$Ответы.W1]" office:value-type="float" office:value="21" calcext:value-type="float">
            <text:p>21</text:p>
          </table:table-cell>
          <table:table-cell table:style-name="ce17" table:formula="of:=[$Ответы.X1]" office:value-type="float" office:value="22" calcext:value-type="float">
            <text:p>22</text:p>
          </table:table-cell>
          <table:table-cell table:style-name="ce17" table:formula="of:=[$Ответы.Y1]" office:value-type="float" office:value="23" calcext:value-type="float">
            <text:p>23</text:p>
          </table:table-cell>
          <table:table-cell table:style-name="ce13" table:formula="of:=[$Шкала.A1]" office:value-type="string" office:string-value="Первичный балл" calcext:value-type="string">
            <text:p>Первичный балл</text:p>
          </table:table-cell>
          <table:table-cell table:style-name="ce13" table:formula="of:=[$Шкала.B1]" office:value-type="string" office:string-value="Итоговый балл" calcext:value-type="string">
            <text:p>Итоговый балл</text:p>
          </table:table-cell>
        </table:table-row>
        <table:table-row table:style-name="ro2">
          <table:table-cell table:style-name="ce14" table:formula="of:=[Ответы.A2]" office:value-type="string" office:string-value="Максимальный балл" calcext:value-type="string">
            <text:p>Максимальный балл</text:p>
          </table:table-cell>
          <table:table-cell table:style-name="ce14" table:formula="of:=[Ответы.B2]" office:value-type="float" office:value="1" calcext:value-type="float">
            <text:p>1</text:p>
          </table:table-cell>
          <table:table-cell table:style-name="ce18" table:formula="of:=INT(VLOOKUP([Ответы.$B2];[Ответы.$B$2:.$Y$3];COLUMN([Ответы.AC$1:.AC$1048576])-COLUMN([Ответы.$AB$1:.$AB$1048576]) + 1) = [Ответы.C2])" office:value-type="float" office:value="1" calcext:value-type="float">
            <text:p>1</text:p>
          </table:table-cell>
          <table:table-cell table:style-name="ce21" table:formula="of:=INT(VLOOKUP([Ответы.$B2];[Ответы.$B$2:.$Y$3];COLUMN([Ответы.AD$1:.AD$1048576])-COLUMN([Ответы.$AB$1:.$AB$1048576]) + 1) = [Ответы.D2])" office:value-type="float" office:value="1" calcext:value-type="float">
            <text:p>1</text:p>
          </table:table-cell>
          <table:table-cell table:style-name="ce21" table:formula="of:=INT(VLOOKUP([Ответы.$B2];[Ответы.$B$2:.$Y$3];COLUMN([Ответы.AE$1:.AE$1048576])-COLUMN([Ответы.$AB$1:.$AB$1048576]) + 1) = [Ответы.E2])" office:value-type="float" office:value="1" calcext:value-type="float">
            <text:p>1</text:p>
          </table:table-cell>
          <table:table-cell table:style-name="ce21" table:formula="of:=INT(VLOOKUP([Ответы.$B2];[Ответы.$B$2:.$Y$3];COLUMN([Ответы.AF$1:.AF$1048576])-COLUMN([Ответы.$AB$1:.$AB$1048576]) + 1) = [Ответы.F2])" office:value-type="float" office:value="1" calcext:value-type="float">
            <text:p>1</text:p>
          </table:table-cell>
          <table:table-cell table:style-name="ce21" table:formula="of:=INT(VLOOKUP([Ответы.$B2];[Ответы.$B$2:.$Y$3];COLUMN([Ответы.AG$1:.AG$1048576])-COLUMN([Ответы.$AB$1:.$AB$1048576]) + 1) = [Ответы.G2])" office:value-type="float" office:value="1" calcext:value-type="float">
            <text:p>1</text:p>
          </table:table-cell>
          <table:table-cell table:style-name="ce21" table:formula="of:=INT(VLOOKUP([Ответы.$B2];[Ответы.$B$2:.$Y$3];COLUMN([Ответы.AH$1:.AH$1048576])-COLUMN([Ответы.$AB$1:.$AB$1048576]) + 1) = [Ответы.H2])" office:value-type="float" office:value="1" calcext:value-type="float">
            <text:p>1</text:p>
          </table:table-cell>
          <table:table-cell table:style-name="ce21" table:formula="of:=INT(VLOOKUP([Ответы.$B2];[Ответы.$B$2:.$Y$3];COLUMN([Ответы.AI$1:.AI$1048576])-COLUMN([Ответы.$AB$1:.$AB$1048576]) + 1) = [Ответы.I2])" office:value-type="float" office:value="1" calcext:value-type="float">
            <text:p>1</text:p>
          </table:table-cell>
          <table:table-cell table:style-name="ce21" table:formula="of:=INT(VLOOKUP([Ответы.$B2];[Ответы.$B$2:.$Y$3];COLUMN([Ответы.AJ$1:.AJ$1048576])-COLUMN([Ответы.$AB$1:.$AB$1048576]) + 1) = [Ответы.J2])" office:value-type="float" office:value="1" calcext:value-type="float">
            <text:p>1</text:p>
          </table:table-cell>
          <table:table-cell table:style-name="ce21" table:formula="of:=INT(VLOOKUP([Ответы.$B2];[Ответы.$B$2:.$Y$3];COLUMN([Ответы.AK$1:.AK$1048576])-COLUMN([Ответы.$AB$1:.$AB$1048576]) + 1) = [Ответы.K2])" office:value-type="float" office:value="1" calcext:value-type="float">
            <text:p>1</text:p>
          </table:table-cell>
          <table:table-cell table:style-name="ce21" table:formula="of:=INT(VLOOKUP([Ответы.$B2];[Ответы.$B$2:.$Y$3];COLUMN([Ответы.AL$1:.AL$1048576])-COLUMN([Ответы.$AB$1:.$AB$1048576]) + 1) = [Ответы.L2])" office:value-type="float" office:value="1" calcext:value-type="float">
            <text:p>1</text:p>
          </table:table-cell>
          <table:table-cell table:style-name="ce21" table:formula="of:=INT(VLOOKUP([Ответы.$B2];[Ответы.$B$2:.$Y$3];COLUMN([Ответы.AM$1:.AM$1048576])-COLUMN([Ответы.$AB$1:.$AB$1048576]) + 1) = [Ответы.M2])" office:value-type="float" office:value="1" calcext:value-type="float">
            <text:p>1</text:p>
          </table:table-cell>
          <table:table-cell table:style-name="ce21" table:formula="of:=INT(VLOOKUP([Ответы.$B2];[Ответы.$B$2:.$Y$3];COLUMN([Ответы.AN$1:.AN$1048576])-COLUMN([Ответы.$AB$1:.$AB$1048576]) + 1) = [Ответы.N2])" office:value-type="float" office:value="1" calcext:value-type="float">
            <text:p>1</text:p>
          </table:table-cell>
          <table:table-cell table:style-name="ce21" table:formula="of:=INT(VLOOKUP([Ответы.$B2];[Ответы.$B$2:.$Y$3];COLUMN([Ответы.AO$1:.AO$1048576])-COLUMN([Ответы.$AB$1:.$AB$1048576]) + 1) = [Ответы.O2])" office:value-type="float" office:value="1" calcext:value-type="float">
            <text:p>1</text:p>
          </table:table-cell>
          <table:table-cell table:style-name="ce21" table:formula="of:=INT(VLOOKUP([Ответы.$B2];[Ответы.$B$2:.$Y$3];COLUMN([Ответы.AP$1:.AP$1048576])-COLUMN([Ответы.$AB$1:.$AB$1048576]) + 1) = [Ответы.P2])" office:value-type="float" office:value="1" calcext:value-type="float">
            <text:p>1</text:p>
          </table:table-cell>
          <table:table-cell table:style-name="ce21" table:formula="of:=INT(VLOOKUP([Ответы.$B2];[Ответы.$B$2:.$Y$3];COLUMN([Ответы.AQ$1:.AQ$1048576])-COLUMN([Ответы.$AB$1:.$AB$1048576]) + 1) = [Ответы.Q2])" office:value-type="float" office:value="1" calcext:value-type="float">
            <text:p>1</text:p>
          </table:table-cell>
          <table:table-cell table:style-name="ce21" table:formula="of:=INT(VLOOKUP([Ответы.$B2];[Ответы.$B$2:.$Y$3];COLUMN([Ответы.AR$1:.AR$1048576])-COLUMN([Ответы.$AB$1:.$AB$1048576]) + 1) = [Ответы.R2])" office:value-type="float" office:value="1" calcext:value-type="float">
            <text:p>1</text:p>
          </table:table-cell>
          <table:table-cell table:style-name="ce21" table:formula="of:=INT(VLOOKUP([Ответы.$B2];[Ответы.$B$2:.$Y$3];COLUMN([Ответы.AS$1:.AS$1048576])-COLUMN([Ответы.$AB$1:.$AB$1048576]) + 1) = [Ответы.S2])" office:value-type="float" office:value="1" calcext:value-type="float">
            <text:p>1</text:p>
          </table:table-cell>
          <table:table-cell table:style-name="ce21" table:formula="of:=INT(VLOOKUP([Ответы.$B2];[Ответы.$B$2:.$Y$3];COLUMN([Ответы.AT$1:.AT$1048576])-COLUMN([Ответы.$AB$1:.$AB$1048576]) + 1) = [Ответы.T2])" office:value-type="float" office:value="1" calcext:value-type="float">
            <text:p>1</text:p>
          </table:table-cell>
          <table:table-cell table:style-name="ce21" table:formula="of:=INT(VLOOKUP([Ответы.$B2];[Ответы.$B$2:.$Y$3];COLUMN([Ответы.AU$1:.AU$1048576])-COLUMN([Ответы.$AB$1:.$AB$1048576]) + 1) = [Ответы.U2])" office:value-type="float" office:value="1" calcext:value-type="float">
            <text:p>1</text:p>
          </table:table-cell>
          <table:table-cell table:style-name="ce21" table:formula="of:=INT(VLOOKUP([Ответы.$B2];[Ответы.$B$2:.$Y$3];COLUMN([Ответы.AV$1:.AV$1048576])-COLUMN([Ответы.$AB$1:.$AB$1048576]) + 1) = [Ответы.V2])" office:value-type="float" office:value="1" calcext:value-type="float">
            <text:p>1</text:p>
          </table:table-cell>
          <table:table-cell table:style-name="ce21" table:formula="of:=INT(VLOOKUP([Ответы.$B2];[Ответы.$B$2:.$Y$3];COLUMN([Ответы.AW$1:.AW$1048576])-COLUMN([Ответы.$AB$1:.$AB$1048576]) + 1) = [Ответы.W2])" office:value-type="float" office:value="1" calcext:value-type="float">
            <text:p>1</text:p>
          </table:table-cell>
          <table:table-cell table:style-name="ce21" table:formula="of:=INT(VLOOKUP([Ответы.$B2];[Ответы.$B$2:.$Y$3];COLUMN([Ответы.AX$1:.AX$1048576])-COLUMN([Ответы.$AB$1:.$AB$1048576]) + 1) = [Ответы.X2])" office:value-type="float" office:value="1" calcext:value-type="float">
            <text:p>1</text:p>
          </table:table-cell>
          <table:table-cell table:style-name="ce21" table:formula="of:=INT(VLOOKUP([Ответы.$B2];[Ответы.$B$2:.$Y$3];COLUMN([Ответы.AY$1:.AY$1048576])-COLUMN([Ответы.$AB$1:.$AB$1048576]) + 1) = [Ответы.Y2])" office:value-type="float" office:value="1" calcext:value-type="float">
            <text:p>1</text:p>
          </table:table-cell>
          <table:table-cell table:style-name="ce14" table:formula="of:=SUM([.C2:.Y2])" office:value-type="float" office:value="23" calcext:value-type="float">
            <text:p>23</text:p>
          </table:table-cell>
          <table:table-cell table:style-name="ce14" table:formula="of:=VLOOKUP([.Z2];[$Шкала.$A$2:$Шкала.$B$32];2; )" office:value-type="float" office:value="77" calcext:value-type="float">
            <text:p>77</text:p>
          </table:table-cell>
        </table:table-row>
        <table:table-row table:style-name="ro2">
          <table:table-cell table:style-name="ce15" table:formula="of:=[Ответы.A3]" office:value-type="string" office:string-value="Максимальный балл" calcext:value-type="string">
            <text:p>Максимальный балл</text:p>
          </table:table-cell>
          <table:table-cell table:style-name="ce15" table:formula="of:=[Ответы.B3]" office:value-type="float" office:value="2" calcext:value-type="float">
            <text:p>2</text:p>
          </table:table-cell>
          <table:table-cell table:style-name="ce19" table:formula="of:=INT(VLOOKUP([Ответы.$B3];[Ответы.$B$2:.$Y$3];COLUMN([Ответы.AC$1:.AC$1048576])-COLUMN([Ответы.$AB$1:.$AB$1048576]) + 1) = [Ответы.C3])" office:value-type="float" office:value="1" calcext:value-type="float">
            <text:p>1</text:p>
          </table:table-cell>
          <table:table-cell table:style-name="ce20" table:formula="of:=INT(VLOOKUP([Ответы.$B3];[Ответы.$B$2:.$Y$3];COLUMN([Ответы.AD$1:.AD$1048576])-COLUMN([Ответы.$AB$1:.$AB$1048576]) + 1) = [Ответы.D3])" office:value-type="float" office:value="1" calcext:value-type="float">
            <text:p>1</text:p>
          </table:table-cell>
          <table:table-cell table:style-name="ce20" table:formula="of:=INT(VLOOKUP([Ответы.$B3];[Ответы.$B$2:.$Y$3];COLUMN([Ответы.AE$1:.AE$1048576])-COLUMN([Ответы.$AB$1:.$AB$1048576]) + 1) = [Ответы.E3])" office:value-type="float" office:value="1" calcext:value-type="float">
            <text:p>1</text:p>
          </table:table-cell>
          <table:table-cell table:style-name="ce20" table:formula="of:=INT(VLOOKUP([Ответы.$B3];[Ответы.$B$2:.$Y$3];COLUMN([Ответы.AF$1:.AF$1048576])-COLUMN([Ответы.$AB$1:.$AB$1048576]) + 1) = [Ответы.F3])" office:value-type="float" office:value="1" calcext:value-type="float">
            <text:p>1</text:p>
          </table:table-cell>
          <table:table-cell table:style-name="ce20" table:formula="of:=INT(VLOOKUP([Ответы.$B3];[Ответы.$B$2:.$Y$3];COLUMN([Ответы.AG$1:.AG$1048576])-COLUMN([Ответы.$AB$1:.$AB$1048576]) + 1) = [Ответы.G3])" office:value-type="float" office:value="1" calcext:value-type="float">
            <text:p>1</text:p>
          </table:table-cell>
          <table:table-cell table:style-name="ce20" table:formula="of:=INT(VLOOKUP([Ответы.$B3];[Ответы.$B$2:.$Y$3];COLUMN([Ответы.AH$1:.AH$1048576])-COLUMN([Ответы.$AB$1:.$AB$1048576]) + 1) = [Ответы.H3])" office:value-type="float" office:value="1" calcext:value-type="float">
            <text:p>1</text:p>
          </table:table-cell>
          <table:table-cell table:style-name="ce20" table:formula="of:=INT(VLOOKUP([Ответы.$B3];[Ответы.$B$2:.$Y$3];COLUMN([Ответы.AI$1:.AI$1048576])-COLUMN([Ответы.$AB$1:.$AB$1048576]) + 1) = [Ответы.I3])" office:value-type="float" office:value="1" calcext:value-type="float">
            <text:p>1</text:p>
          </table:table-cell>
          <table:table-cell table:style-name="ce20" table:formula="of:=INT(VLOOKUP([Ответы.$B3];[Ответы.$B$2:.$Y$3];COLUMN([Ответы.AJ$1:.AJ$1048576])-COLUMN([Ответы.$AB$1:.$AB$1048576]) + 1) = [Ответы.J3])" office:value-type="float" office:value="1" calcext:value-type="float">
            <text:p>1</text:p>
          </table:table-cell>
          <table:table-cell table:style-name="ce20" table:formula="of:=INT(VLOOKUP([Ответы.$B3];[Ответы.$B$2:.$Y$3];COLUMN([Ответы.AK$1:.AK$1048576])-COLUMN([Ответы.$AB$1:.$AB$1048576]) + 1) = [Ответы.K3])" office:value-type="float" office:value="1" calcext:value-type="float">
            <text:p>1</text:p>
          </table:table-cell>
          <table:table-cell table:style-name="ce20" table:formula="of:=INT(VLOOKUP([Ответы.$B3];[Ответы.$B$2:.$Y$3];COLUMN([Ответы.AL$1:.AL$1048576])-COLUMN([Ответы.$AB$1:.$AB$1048576]) + 1) = [Ответы.L3])" office:value-type="float" office:value="1" calcext:value-type="float">
            <text:p>1</text:p>
          </table:table-cell>
          <table:table-cell table:style-name="ce20" table:formula="of:=INT(VLOOKUP([Ответы.$B3];[Ответы.$B$2:.$Y$3];COLUMN([Ответы.AM$1:.AM$1048576])-COLUMN([Ответы.$AB$1:.$AB$1048576]) + 1) = [Ответы.M3])" office:value-type="float" office:value="1" calcext:value-type="float">
            <text:p>1</text:p>
          </table:table-cell>
          <table:table-cell table:style-name="ce20" table:formula="of:=INT(VLOOKUP([Ответы.$B3];[Ответы.$B$2:.$Y$3];COLUMN([Ответы.AN$1:.AN$1048576])-COLUMN([Ответы.$AB$1:.$AB$1048576]) + 1) = [Ответы.N3])" office:value-type="float" office:value="1" calcext:value-type="float">
            <text:p>1</text:p>
          </table:table-cell>
          <table:table-cell table:style-name="ce20" table:formula="of:=INT(VLOOKUP([Ответы.$B3];[Ответы.$B$2:.$Y$3];COLUMN([Ответы.AO$1:.AO$1048576])-COLUMN([Ответы.$AB$1:.$AB$1048576]) + 1) = [Ответы.O3])" office:value-type="float" office:value="1" calcext:value-type="float">
            <text:p>1</text:p>
          </table:table-cell>
          <table:table-cell table:style-name="ce20" table:formula="of:=INT(VLOOKUP([Ответы.$B3];[Ответы.$B$2:.$Y$3];COLUMN([Ответы.AP$1:.AP$1048576])-COLUMN([Ответы.$AB$1:.$AB$1048576]) + 1) = [Ответы.P3])" office:value-type="float" office:value="1" calcext:value-type="float">
            <text:p>1</text:p>
          </table:table-cell>
          <table:table-cell table:style-name="ce20" table:formula="of:=INT(VLOOKUP([Ответы.$B3];[Ответы.$B$2:.$Y$3];COLUMN([Ответы.AQ$1:.AQ$1048576])-COLUMN([Ответы.$AB$1:.$AB$1048576]) + 1) = [Ответы.Q3])" office:value-type="float" office:value="1" calcext:value-type="float">
            <text:p>1</text:p>
          </table:table-cell>
          <table:table-cell table:style-name="ce20" table:formula="of:=INT(VLOOKUP([Ответы.$B3];[Ответы.$B$2:.$Y$3];COLUMN([Ответы.AR$1:.AR$1048576])-COLUMN([Ответы.$AB$1:.$AB$1048576]) + 1) = [Ответы.R3])" office:value-type="float" office:value="1" calcext:value-type="float">
            <text:p>1</text:p>
          </table:table-cell>
          <table:table-cell table:style-name="ce20" table:formula="of:=INT(VLOOKUP([Ответы.$B3];[Ответы.$B$2:.$Y$3];COLUMN([Ответы.AS$1:.AS$1048576])-COLUMN([Ответы.$AB$1:.$AB$1048576]) + 1) = [Ответы.S3])" office:value-type="float" office:value="1" calcext:value-type="float">
            <text:p>1</text:p>
          </table:table-cell>
          <table:table-cell table:style-name="ce20" table:formula="of:=INT(VLOOKUP([Ответы.$B3];[Ответы.$B$2:.$Y$3];COLUMN([Ответы.AT$1:.AT$1048576])-COLUMN([Ответы.$AB$1:.$AB$1048576]) + 1) = [Ответы.T3])" office:value-type="float" office:value="1" calcext:value-type="float">
            <text:p>1</text:p>
          </table:table-cell>
          <table:table-cell table:style-name="ce20" table:formula="of:=INT(VLOOKUP([Ответы.$B3];[Ответы.$B$2:.$Y$3];COLUMN([Ответы.AU$1:.AU$1048576])-COLUMN([Ответы.$AB$1:.$AB$1048576]) + 1) = [Ответы.U3])" office:value-type="float" office:value="1" calcext:value-type="float">
            <text:p>1</text:p>
          </table:table-cell>
          <table:table-cell table:style-name="ce20" table:formula="of:=INT(VLOOKUP([Ответы.$B3];[Ответы.$B$2:.$Y$3];COLUMN([Ответы.AV$1:.AV$1048576])-COLUMN([Ответы.$AB$1:.$AB$1048576]) + 1) = [Ответы.V3])" office:value-type="float" office:value="1" calcext:value-type="float">
            <text:p>1</text:p>
          </table:table-cell>
          <table:table-cell table:style-name="ce20" table:formula="of:=INT(VLOOKUP([Ответы.$B3];[Ответы.$B$2:.$Y$3];COLUMN([Ответы.AW$1:.AW$1048576])-COLUMN([Ответы.$AB$1:.$AB$1048576]) + 1) = [Ответы.W3])" office:value-type="float" office:value="1" calcext:value-type="float">
            <text:p>1</text:p>
          </table:table-cell>
          <table:table-cell table:style-name="ce20" table:formula="of:=INT(VLOOKUP([Ответы.$B3];[Ответы.$B$2:.$Y$3];COLUMN([Ответы.AX$1:.AX$1048576])-COLUMN([Ответы.$AB$1:.$AB$1048576]) + 1) = [Ответы.X3])" office:value-type="float" office:value="1" calcext:value-type="float">
            <text:p>1</text:p>
          </table:table-cell>
          <table:table-cell table:style-name="ce20" table:formula="of:=INT(VLOOKUP([Ответы.$B3];[Ответы.$B$2:.$Y$3];COLUMN([Ответы.AY$1:.AY$1048576])-COLUMN([Ответы.$AB$1:.$AB$1048576]) + 1) = [Ответы.Y3])" office:value-type="float" office:value="1" calcext:value-type="float">
            <text:p>1</text:p>
          </table:table-cell>
          <table:table-cell table:style-name="ce15" table:formula="of:=SUM([.C3:.Y3])" office:value-type="float" office:value="23" calcext:value-type="float">
            <text:p>23</text:p>
          </table:table-cell>
          <table:table-cell table:style-name="ce15" table:formula="of:=VLOOKUP([.Z3];[$Шкала.$A$2:$Шкала.$B$32];2; )" office:value-type="float" office:value="77" calcext:value-type="float">
            <text:p>77</text:p>
          </table:table-cell>
        </table:table-row>
        <table:table-row table:style-name="ro2">
          <table:table-cell table:formula="of:=[Ответы.A4]" office:value-type="string" office:string-value="Ученик 1" calcext:value-type="string">
            <text:p>Ученик 1</text:p>
          </table:table-cell>
          <table:table-cell table:formula="of:=[Ответы.B4]" office:value-type="float" office:value="1" calcext:value-type="float">
            <text:p>1</text:p>
          </table:table-cell>
          <table:table-cell table:formula="of:=INT(VLOOKUP([Ответы.$B4];[Ответы.$B$2:.$Y$3];COLUMN([Ответы.AC$1:.AC$1048576])-COLUMN([Ответы.$AB$1:.$AB$1048576]) + 1) = [Ответы.C4])" office:value-type="float" office:value="0" calcext:value-type="float">
            <text:p>0</text:p>
          </table:table-cell>
          <table:table-cell table:formula="of:=INT(VLOOKUP([Ответы.$B4];[Ответы.$B$2:.$Y$3];COLUMN([Ответы.AD$1:.AD$1048576])-COLUMN([Ответы.$AB$1:.$AB$1048576]) + 1) = [Ответы.D4])" office:value-type="float" office:value="0" calcext:value-type="float">
            <text:p>0</text:p>
          </table:table-cell>
          <table:table-cell table:formula="of:=INT(VLOOKUP([Ответы.$B4];[Ответы.$B$2:.$Y$3];COLUMN([Ответы.AE$1:.AE$1048576])-COLUMN([Ответы.$AB$1:.$AB$1048576]) + 1) = [Ответы.E4])" office:value-type="float" office:value="0" calcext:value-type="float">
            <text:p>0</text:p>
          </table:table-cell>
          <table:table-cell table:formula="of:=INT(VLOOKUP([Ответы.$B4];[Ответы.$B$2:.$Y$3];COLUMN([Ответы.AF$1:.AF$1048576])-COLUMN([Ответы.$AB$1:.$AB$1048576]) + 1) = [Ответы.F4])" office:value-type="float" office:value="0" calcext:value-type="float">
            <text:p>0</text:p>
          </table:table-cell>
          <table:table-cell table:formula="of:=INT(VLOOKUP([Ответы.$B4];[Ответы.$B$2:.$Y$3];COLUMN([Ответы.AG$1:.AG$1048576])-COLUMN([Ответы.$AB$1:.$AB$1048576]) + 1) = [Ответы.G4])" office:value-type="float" office:value="0" calcext:value-type="float">
            <text:p>0</text:p>
          </table:table-cell>
          <table:table-cell table:formula="of:=INT(VLOOKUP([Ответы.$B4];[Ответы.$B$2:.$Y$3];COLUMN([Ответы.AH$1:.AH$1048576])-COLUMN([Ответы.$AB$1:.$AB$1048576]) + 1) = [Ответы.H4])" office:value-type="float" office:value="0" calcext:value-type="float">
            <text:p>0</text:p>
          </table:table-cell>
          <table:table-cell table:formula="of:=INT(VLOOKUP([Ответы.$B4];[Ответы.$B$2:.$Y$3];COLUMN([Ответы.AI$1:.AI$1048576])-COLUMN([Ответы.$AB$1:.$AB$1048576]) + 1) = [Ответы.I4])" office:value-type="float" office:value="0" calcext:value-type="float">
            <text:p>0</text:p>
          </table:table-cell>
          <table:table-cell table:formula="of:=INT(VLOOKUP([Ответы.$B4];[Ответы.$B$2:.$Y$3];COLUMN([Ответы.AJ$1:.AJ$1048576])-COLUMN([Ответы.$AB$1:.$AB$1048576]) + 1) = [Ответы.J4])" office:value-type="float" office:value="0" calcext:value-type="float">
            <text:p>0</text:p>
          </table:table-cell>
          <table:table-cell table:formula="of:=INT(VLOOKUP([Ответы.$B4];[Ответы.$B$2:.$Y$3];COLUMN([Ответы.AK$1:.AK$1048576])-COLUMN([Ответы.$AB$1:.$AB$1048576]) + 1) = [Ответы.K4])" office:value-type="float" office:value="0" calcext:value-type="float">
            <text:p>0</text:p>
          </table:table-cell>
          <table:table-cell table:formula="of:=INT(VLOOKUP([Ответы.$B4];[Ответы.$B$2:.$Y$3];COLUMN([Ответы.AL$1:.AL$1048576])-COLUMN([Ответы.$AB$1:.$AB$1048576]) + 1) = [Ответы.L4])" office:value-type="float" office:value="0" calcext:value-type="float">
            <text:p>0</text:p>
          </table:table-cell>
          <table:table-cell table:formula="of:=INT(VLOOKUP([Ответы.$B4];[Ответы.$B$2:.$Y$3];COLUMN([Ответы.AM$1:.AM$1048576])-COLUMN([Ответы.$AB$1:.$AB$1048576]) + 1) = [Ответы.M4])" office:value-type="float" office:value="0" calcext:value-type="float">
            <text:p>0</text:p>
          </table:table-cell>
          <table:table-cell table:formula="of:=INT(VLOOKUP([Ответы.$B4];[Ответы.$B$2:.$Y$3];COLUMN([Ответы.AN$1:.AN$1048576])-COLUMN([Ответы.$AB$1:.$AB$1048576]) + 1) = [Ответы.N4])" office:value-type="float" office:value="0" calcext:value-type="float">
            <text:p>0</text:p>
          </table:table-cell>
          <table:table-cell table:formula="of:=INT(VLOOKUP([Ответы.$B4];[Ответы.$B$2:.$Y$3];COLUMN([Ответы.AO$1:.AO$1048576])-COLUMN([Ответы.$AB$1:.$AB$1048576]) + 1) = [Ответы.O4])" office:value-type="float" office:value="0" calcext:value-type="float">
            <text:p>0</text:p>
          </table:table-cell>
          <table:table-cell table:formula="of:=INT(VLOOKUP([Ответы.$B4];[Ответы.$B$2:.$Y$3];COLUMN([Ответы.AP$1:.AP$1048576])-COLUMN([Ответы.$AB$1:.$AB$1048576]) + 1) = [Ответы.P4])" office:value-type="float" office:value="0" calcext:value-type="float">
            <text:p>0</text:p>
          </table:table-cell>
          <table:table-cell table:formula="of:=INT(VLOOKUP([Ответы.$B4];[Ответы.$B$2:.$Y$3];COLUMN([Ответы.AQ$1:.AQ$1048576])-COLUMN([Ответы.$AB$1:.$AB$1048576]) + 1) = [Ответы.Q4])" office:value-type="float" office:value="0" calcext:value-type="float">
            <text:p>0</text:p>
          </table:table-cell>
          <table:table-cell table:formula="of:=INT(VLOOKUP([Ответы.$B4];[Ответы.$B$2:.$Y$3];COLUMN([Ответы.AR$1:.AR$1048576])-COLUMN([Ответы.$AB$1:.$AB$1048576]) + 1) = [Ответы.R4])" office:value-type="float" office:value="0" calcext:value-type="float">
            <text:p>0</text:p>
          </table:table-cell>
          <table:table-cell table:formula="of:=INT(VLOOKUP([Ответы.$B4];[Ответы.$B$2:.$Y$3];COLUMN([Ответы.AS$1:.AS$1048576])-COLUMN([Ответы.$AB$1:.$AB$1048576]) + 1) = [Ответы.S4])" office:value-type="float" office:value="0" calcext:value-type="float">
            <text:p>0</text:p>
          </table:table-cell>
          <table:table-cell table:formula="of:=INT(VLOOKUP([Ответы.$B4];[Ответы.$B$2:.$Y$3];COLUMN([Ответы.AT$1:.AT$1048576])-COLUMN([Ответы.$AB$1:.$AB$1048576]) + 1) = [Ответы.T4])" office:value-type="float" office:value="0" calcext:value-type="float">
            <text:p>0</text:p>
          </table:table-cell>
          <table:table-cell table:formula="of:=INT(VLOOKUP([Ответы.$B4];[Ответы.$B$2:.$Y$3];COLUMN([Ответы.AU$1:.AU$1048576])-COLUMN([Ответы.$AB$1:.$AB$1048576]) + 1) = [Ответы.U4])" office:value-type="float" office:value="0" calcext:value-type="float">
            <text:p>0</text:p>
          </table:table-cell>
          <table:table-cell table:formula="of:=INT(VLOOKUP([Ответы.$B4];[Ответы.$B$2:.$Y$3];COLUMN([Ответы.AV$1:.AV$1048576])-COLUMN([Ответы.$AB$1:.$AB$1048576]) + 1) = [Ответы.V4])" office:value-type="float" office:value="0" calcext:value-type="float">
            <text:p>0</text:p>
          </table:table-cell>
          <table:table-cell table:formula="of:=INT(VLOOKUP([Ответы.$B4];[Ответы.$B$2:.$Y$3];COLUMN([Ответы.AW$1:.AW$1048576])-COLUMN([Ответы.$AB$1:.$AB$1048576]) + 1) = [Ответы.W4])" office:value-type="float" office:value="0" calcext:value-type="float">
            <text:p>0</text:p>
          </table:table-cell>
          <table:table-cell table:formula="of:=INT(VLOOKUP([Ответы.$B4];[Ответы.$B$2:.$Y$3];COLUMN([Ответы.AX$1:.AX$1048576])-COLUMN([Ответы.$AB$1:.$AB$1048576]) + 1) = [Ответы.X4])" office:value-type="float" office:value="0" calcext:value-type="float">
            <text:p>0</text:p>
          </table:table-cell>
          <table:table-cell table:formula="of:=INT(VLOOKUP([Ответы.$B4];[Ответы.$B$2:.$Y$3];COLUMN([Ответы.AY$1:.AY$1048576])-COLUMN([Ответы.$AB$1:.$AB$1048576]) + 1) = [Ответы.Y4])" office:value-type="float" office:value="0" calcext:value-type="float">
            <text:p>0</text:p>
          </table:table-cell>
          <table:table-cell table:formula="of:=SUM([.C4:.Y4])" office:value-type="float" office:value="0" calcext:value-type="float">
            <text:p>0</text:p>
          </table:table-cell>
          <table:table-cell table:formula="of:=VLOOKUP([.Z4];[$Шкала.$A$2:$Шкала.$B$32];2; )" office:value-type="float" office:value="0" calcext:value-type="float">
            <text:p>0</text:p>
          </table:table-cell>
        </table:table-row>
        <table:table-row table:style-name="ro2">
          <table:table-cell table:formula="of:=[Ответы.A5]" office:value-type="string" office:string-value="Ученик 2" calcext:value-type="string">
            <text:p>Ученик 2</text:p>
          </table:table-cell>
          <table:table-cell table:formula="of:=[Ответы.B5]" office:value-type="float" office:value="1" calcext:value-type="float">
            <text:p>1</text:p>
          </table:table-cell>
          <table:table-cell table:formula="of:=INT(VLOOKUP([Ответы.$B5];[Ответы.$B$2:.$Y$3];COLUMN([Ответы.AC$1:.AC$1048576])-COLUMN([Ответы.$AB$1:.$AB$1048576]) + 1) = [Ответы.C5])" office:value-type="float" office:value="0" calcext:value-type="float">
            <text:p>0</text:p>
          </table:table-cell>
          <table:table-cell table:formula="of:=INT(VLOOKUP([Ответы.$B5];[Ответы.$B$2:.$Y$3];COLUMN([Ответы.AD$1:.AD$1048576])-COLUMN([Ответы.$AB$1:.$AB$1048576]) + 1) = [Ответы.D5])" office:value-type="float" office:value="0" calcext:value-type="float">
            <text:p>0</text:p>
          </table:table-cell>
          <table:table-cell table:formula="of:=INT(VLOOKUP([Ответы.$B5];[Ответы.$B$2:.$Y$3];COLUMN([Ответы.AE$1:.AE$1048576])-COLUMN([Ответы.$AB$1:.$AB$1048576]) + 1) = [Ответы.E5])" office:value-type="float" office:value="0" calcext:value-type="float">
            <text:p>0</text:p>
          </table:table-cell>
          <table:table-cell table:formula="of:=INT(VLOOKUP([Ответы.$B5];[Ответы.$B$2:.$Y$3];COLUMN([Ответы.AF$1:.AF$1048576])-COLUMN([Ответы.$AB$1:.$AB$1048576]) + 1) = [Ответы.F5])" office:value-type="float" office:value="0" calcext:value-type="float">
            <text:p>0</text:p>
          </table:table-cell>
          <table:table-cell table:formula="of:=INT(VLOOKUP([Ответы.$B5];[Ответы.$B$2:.$Y$3];COLUMN([Ответы.AG$1:.AG$1048576])-COLUMN([Ответы.$AB$1:.$AB$1048576]) + 1) = [Ответы.G5])" office:value-type="float" office:value="0" calcext:value-type="float">
            <text:p>0</text:p>
          </table:table-cell>
          <table:table-cell table:formula="of:=INT(VLOOKUP([Ответы.$B5];[Ответы.$B$2:.$Y$3];COLUMN([Ответы.AH$1:.AH$1048576])-COLUMN([Ответы.$AB$1:.$AB$1048576]) + 1) = [Ответы.H5])" office:value-type="float" office:value="0" calcext:value-type="float">
            <text:p>0</text:p>
          </table:table-cell>
          <table:table-cell table:formula="of:=INT(VLOOKUP([Ответы.$B5];[Ответы.$B$2:.$Y$3];COLUMN([Ответы.AI$1:.AI$1048576])-COLUMN([Ответы.$AB$1:.$AB$1048576]) + 1) = [Ответы.I5])" office:value-type="float" office:value="0" calcext:value-type="float">
            <text:p>0</text:p>
          </table:table-cell>
          <table:table-cell table:formula="of:=INT(VLOOKUP([Ответы.$B5];[Ответы.$B$2:.$Y$3];COLUMN([Ответы.AJ$1:.AJ$1048576])-COLUMN([Ответы.$AB$1:.$AB$1048576]) + 1) = [Ответы.J5])" office:value-type="float" office:value="0" calcext:value-type="float">
            <text:p>0</text:p>
          </table:table-cell>
          <table:table-cell table:formula="of:=INT(VLOOKUP([Ответы.$B5];[Ответы.$B$2:.$Y$3];COLUMN([Ответы.AK$1:.AK$1048576])-COLUMN([Ответы.$AB$1:.$AB$1048576]) + 1) = [Ответы.K5])" office:value-type="float" office:value="0" calcext:value-type="float">
            <text:p>0</text:p>
          </table:table-cell>
          <table:table-cell table:formula="of:=INT(VLOOKUP([Ответы.$B5];[Ответы.$B$2:.$Y$3];COLUMN([Ответы.AL$1:.AL$1048576])-COLUMN([Ответы.$AB$1:.$AB$1048576]) + 1) = [Ответы.L5])" office:value-type="float" office:value="0" calcext:value-type="float">
            <text:p>0</text:p>
          </table:table-cell>
          <table:table-cell table:formula="of:=INT(VLOOKUP([Ответы.$B5];[Ответы.$B$2:.$Y$3];COLUMN([Ответы.AM$1:.AM$1048576])-COLUMN([Ответы.$AB$1:.$AB$1048576]) + 1) = [Ответы.M5])" office:value-type="float" office:value="0" calcext:value-type="float">
            <text:p>0</text:p>
          </table:table-cell>
          <table:table-cell table:formula="of:=INT(VLOOKUP([Ответы.$B5];[Ответы.$B$2:.$Y$3];COLUMN([Ответы.AN$1:.AN$1048576])-COLUMN([Ответы.$AB$1:.$AB$1048576]) + 1) = [Ответы.N5])" office:value-type="float" office:value="0" calcext:value-type="float">
            <text:p>0</text:p>
          </table:table-cell>
          <table:table-cell table:formula="of:=INT(VLOOKUP([Ответы.$B5];[Ответы.$B$2:.$Y$3];COLUMN([Ответы.AO$1:.AO$1048576])-COLUMN([Ответы.$AB$1:.$AB$1048576]) + 1) = [Ответы.O5])" office:value-type="float" office:value="0" calcext:value-type="float">
            <text:p>0</text:p>
          </table:table-cell>
          <table:table-cell table:formula="of:=INT(VLOOKUP([Ответы.$B5];[Ответы.$B$2:.$Y$3];COLUMN([Ответы.AP$1:.AP$1048576])-COLUMN([Ответы.$AB$1:.$AB$1048576]) + 1) = [Ответы.P5])" office:value-type="float" office:value="0" calcext:value-type="float">
            <text:p>0</text:p>
          </table:table-cell>
          <table:table-cell table:formula="of:=INT(VLOOKUP([Ответы.$B5];[Ответы.$B$2:.$Y$3];COLUMN([Ответы.AQ$1:.AQ$1048576])-COLUMN([Ответы.$AB$1:.$AB$1048576]) + 1) = [Ответы.Q5])" office:value-type="float" office:value="0" calcext:value-type="float">
            <text:p>0</text:p>
          </table:table-cell>
          <table:table-cell table:formula="of:=INT(VLOOKUP([Ответы.$B5];[Ответы.$B$2:.$Y$3];COLUMN([Ответы.AR$1:.AR$1048576])-COLUMN([Ответы.$AB$1:.$AB$1048576]) + 1) = [Ответы.R5])" office:value-type="float" office:value="0" calcext:value-type="float">
            <text:p>0</text:p>
          </table:table-cell>
          <table:table-cell table:formula="of:=INT(VLOOKUP([Ответы.$B5];[Ответы.$B$2:.$Y$3];COLUMN([Ответы.AS$1:.AS$1048576])-COLUMN([Ответы.$AB$1:.$AB$1048576]) + 1) = [Ответы.S5])" office:value-type="float" office:value="0" calcext:value-type="float">
            <text:p>0</text:p>
          </table:table-cell>
          <table:table-cell table:formula="of:=INT(VLOOKUP([Ответы.$B5];[Ответы.$B$2:.$Y$3];COLUMN([Ответы.AT$1:.AT$1048576])-COLUMN([Ответы.$AB$1:.$AB$1048576]) + 1) = [Ответы.T5])" office:value-type="float" office:value="0" calcext:value-type="float">
            <text:p>0</text:p>
          </table:table-cell>
          <table:table-cell table:formula="of:=INT(VLOOKUP([Ответы.$B5];[Ответы.$B$2:.$Y$3];COLUMN([Ответы.AU$1:.AU$1048576])-COLUMN([Ответы.$AB$1:.$AB$1048576]) + 1) = [Ответы.U5])" office:value-type="float" office:value="0" calcext:value-type="float">
            <text:p>0</text:p>
          </table:table-cell>
          <table:table-cell table:formula="of:=INT(VLOOKUP([Ответы.$B5];[Ответы.$B$2:.$Y$3];COLUMN([Ответы.AV$1:.AV$1048576])-COLUMN([Ответы.$AB$1:.$AB$1048576]) + 1) = [Ответы.V5])" office:value-type="float" office:value="0" calcext:value-type="float">
            <text:p>0</text:p>
          </table:table-cell>
          <table:table-cell table:formula="of:=INT(VLOOKUP([Ответы.$B5];[Ответы.$B$2:.$Y$3];COLUMN([Ответы.AW$1:.AW$1048576])-COLUMN([Ответы.$AB$1:.$AB$1048576]) + 1) = [Ответы.W5])" office:value-type="float" office:value="0" calcext:value-type="float">
            <text:p>0</text:p>
          </table:table-cell>
          <table:table-cell table:formula="of:=INT(VLOOKUP([Ответы.$B5];[Ответы.$B$2:.$Y$3];COLUMN([Ответы.AX$1:.AX$1048576])-COLUMN([Ответы.$AB$1:.$AB$1048576]) + 1) = [Ответы.X5])" office:value-type="float" office:value="0" calcext:value-type="float">
            <text:p>0</text:p>
          </table:table-cell>
          <table:table-cell table:formula="of:=INT(VLOOKUP([Ответы.$B5];[Ответы.$B$2:.$Y$3];COLUMN([Ответы.AY$1:.AY$1048576])-COLUMN([Ответы.$AB$1:.$AB$1048576]) + 1) = [Ответы.Y5])" office:value-type="float" office:value="0" calcext:value-type="float">
            <text:p>0</text:p>
          </table:table-cell>
          <table:table-cell table:formula="of:=SUM([.C5:.Y5])" office:value-type="float" office:value="0" calcext:value-type="float">
            <text:p>0</text:p>
          </table:table-cell>
          <table:table-cell table:formula="of:=VLOOKUP([.Z5];[$Шкала.$A$2:$Шкала.$B$32];2; )" office:value-type="float" office:value="0" calcext:value-type="float">
            <text:p>0</text:p>
          </table:table-cell>
        </table:table-row>
        <table:table-row table:style-name="ro2">
          <table:table-cell table:formula="of:=[Ответы.A6]" office:value-type="string" office:string-value="Ученик 3" calcext:value-type="string">
            <text:p>Ученик 3</text:p>
          </table:table-cell>
          <table:table-cell table:formula="of:=[Ответы.B6]" office:value-type="float" office:value="2" calcext:value-type="float">
            <text:p>2</text:p>
          </table:table-cell>
          <table:table-cell table:formula="of:=INT(VLOOKUP([Ответы.$B6];[Ответы.$B$2:.$Y$3];COLUMN([Ответы.AC$1:.AC$1048576])-COLUMN([Ответы.$AB$1:.$AB$1048576]) + 1) = [Ответы.C6])" office:value-type="float" office:value="0" calcext:value-type="float">
            <text:p>0</text:p>
          </table:table-cell>
          <table:table-cell table:formula="of:=INT(VLOOKUP([Ответы.$B6];[Ответы.$B$2:.$Y$3];COLUMN([Ответы.AD$1:.AD$1048576])-COLUMN([Ответы.$AB$1:.$AB$1048576]) + 1) = [Ответы.D6])" office:value-type="float" office:value="0" calcext:value-type="float">
            <text:p>0</text:p>
          </table:table-cell>
          <table:table-cell table:formula="of:=INT(VLOOKUP([Ответы.$B6];[Ответы.$B$2:.$Y$3];COLUMN([Ответы.AE$1:.AE$1048576])-COLUMN([Ответы.$AB$1:.$AB$1048576]) + 1) = [Ответы.E6])" office:value-type="float" office:value="0" calcext:value-type="float">
            <text:p>0</text:p>
          </table:table-cell>
          <table:table-cell table:formula="of:=INT(VLOOKUP([Ответы.$B6];[Ответы.$B$2:.$Y$3];COLUMN([Ответы.AF$1:.AF$1048576])-COLUMN([Ответы.$AB$1:.$AB$1048576]) + 1) = [Ответы.F6])" office:value-type="float" office:value="0" calcext:value-type="float">
            <text:p>0</text:p>
          </table:table-cell>
          <table:table-cell table:formula="of:=INT(VLOOKUP([Ответы.$B6];[Ответы.$B$2:.$Y$3];COLUMN([Ответы.AG$1:.AG$1048576])-COLUMN([Ответы.$AB$1:.$AB$1048576]) + 1) = [Ответы.G6])" office:value-type="float" office:value="0" calcext:value-type="float">
            <text:p>0</text:p>
          </table:table-cell>
          <table:table-cell table:formula="of:=INT(VLOOKUP([Ответы.$B6];[Ответы.$B$2:.$Y$3];COLUMN([Ответы.AH$1:.AH$1048576])-COLUMN([Ответы.$AB$1:.$AB$1048576]) + 1) = [Ответы.H6])" office:value-type="float" office:value="0" calcext:value-type="float">
            <text:p>0</text:p>
          </table:table-cell>
          <table:table-cell table:formula="of:=INT(VLOOKUP([Ответы.$B6];[Ответы.$B$2:.$Y$3];COLUMN([Ответы.AI$1:.AI$1048576])-COLUMN([Ответы.$AB$1:.$AB$1048576]) + 1) = [Ответы.I6])" office:value-type="float" office:value="0" calcext:value-type="float">
            <text:p>0</text:p>
          </table:table-cell>
          <table:table-cell table:formula="of:=INT(VLOOKUP([Ответы.$B6];[Ответы.$B$2:.$Y$3];COLUMN([Ответы.AJ$1:.AJ$1048576])-COLUMN([Ответы.$AB$1:.$AB$1048576]) + 1) = [Ответы.J6])" office:value-type="float" office:value="0" calcext:value-type="float">
            <text:p>0</text:p>
          </table:table-cell>
          <table:table-cell table:formula="of:=INT(VLOOKUP([Ответы.$B6];[Ответы.$B$2:.$Y$3];COLUMN([Ответы.AK$1:.AK$1048576])-COLUMN([Ответы.$AB$1:.$AB$1048576]) + 1) = [Ответы.K6])" office:value-type="float" office:value="0" calcext:value-type="float">
            <text:p>0</text:p>
          </table:table-cell>
          <table:table-cell table:formula="of:=INT(VLOOKUP([Ответы.$B6];[Ответы.$B$2:.$Y$3];COLUMN([Ответы.AL$1:.AL$1048576])-COLUMN([Ответы.$AB$1:.$AB$1048576]) + 1) = [Ответы.L6])" office:value-type="float" office:value="0" calcext:value-type="float">
            <text:p>0</text:p>
          </table:table-cell>
          <table:table-cell table:formula="of:=INT(VLOOKUP([Ответы.$B6];[Ответы.$B$2:.$Y$3];COLUMN([Ответы.AM$1:.AM$1048576])-COLUMN([Ответы.$AB$1:.$AB$1048576]) + 1) = [Ответы.M6])" office:value-type="float" office:value="0" calcext:value-type="float">
            <text:p>0</text:p>
          </table:table-cell>
          <table:table-cell table:formula="of:=INT(VLOOKUP([Ответы.$B6];[Ответы.$B$2:.$Y$3];COLUMN([Ответы.AN$1:.AN$1048576])-COLUMN([Ответы.$AB$1:.$AB$1048576]) + 1) = [Ответы.N6])" office:value-type="float" office:value="0" calcext:value-type="float">
            <text:p>0</text:p>
          </table:table-cell>
          <table:table-cell table:formula="of:=INT(VLOOKUP([Ответы.$B6];[Ответы.$B$2:.$Y$3];COLUMN([Ответы.AO$1:.AO$1048576])-COLUMN([Ответы.$AB$1:.$AB$1048576]) + 1) = [Ответы.O6])" office:value-type="float" office:value="0" calcext:value-type="float">
            <text:p>0</text:p>
          </table:table-cell>
          <table:table-cell table:formula="of:=INT(VLOOKUP([Ответы.$B6];[Ответы.$B$2:.$Y$3];COLUMN([Ответы.AP$1:.AP$1048576])-COLUMN([Ответы.$AB$1:.$AB$1048576]) + 1) = [Ответы.P6])" office:value-type="float" office:value="0" calcext:value-type="float">
            <text:p>0</text:p>
          </table:table-cell>
          <table:table-cell table:formula="of:=INT(VLOOKUP([Ответы.$B6];[Ответы.$B$2:.$Y$3];COLUMN([Ответы.AQ$1:.AQ$1048576])-COLUMN([Ответы.$AB$1:.$AB$1048576]) + 1) = [Ответы.Q6])" office:value-type="float" office:value="0" calcext:value-type="float">
            <text:p>0</text:p>
          </table:table-cell>
          <table:table-cell table:formula="of:=INT(VLOOKUP([Ответы.$B6];[Ответы.$B$2:.$Y$3];COLUMN([Ответы.AR$1:.AR$1048576])-COLUMN([Ответы.$AB$1:.$AB$1048576]) + 1) = [Ответы.R6])" office:value-type="float" office:value="0" calcext:value-type="float">
            <text:p>0</text:p>
          </table:table-cell>
          <table:table-cell table:formula="of:=INT(VLOOKUP([Ответы.$B6];[Ответы.$B$2:.$Y$3];COLUMN([Ответы.AS$1:.AS$1048576])-COLUMN([Ответы.$AB$1:.$AB$1048576]) + 1) = [Ответы.S6])" office:value-type="float" office:value="0" calcext:value-type="float">
            <text:p>0</text:p>
          </table:table-cell>
          <table:table-cell table:formula="of:=INT(VLOOKUP([Ответы.$B6];[Ответы.$B$2:.$Y$3];COLUMN([Ответы.AT$1:.AT$1048576])-COLUMN([Ответы.$AB$1:.$AB$1048576]) + 1) = [Ответы.T6])" office:value-type="float" office:value="0" calcext:value-type="float">
            <text:p>0</text:p>
          </table:table-cell>
          <table:table-cell table:formula="of:=INT(VLOOKUP([Ответы.$B6];[Ответы.$B$2:.$Y$3];COLUMN([Ответы.AU$1:.AU$1048576])-COLUMN([Ответы.$AB$1:.$AB$1048576]) + 1) = [Ответы.U6])" office:value-type="float" office:value="0" calcext:value-type="float">
            <text:p>0</text:p>
          </table:table-cell>
          <table:table-cell table:formula="of:=INT(VLOOKUP([Ответы.$B6];[Ответы.$B$2:.$Y$3];COLUMN([Ответы.AV$1:.AV$1048576])-COLUMN([Ответы.$AB$1:.$AB$1048576]) + 1) = [Ответы.V6])" office:value-type="float" office:value="0" calcext:value-type="float">
            <text:p>0</text:p>
          </table:table-cell>
          <table:table-cell table:formula="of:=INT(VLOOKUP([Ответы.$B6];[Ответы.$B$2:.$Y$3];COLUMN([Ответы.AW$1:.AW$1048576])-COLUMN([Ответы.$AB$1:.$AB$1048576]) + 1) = [Ответы.W6])" office:value-type="float" office:value="0" calcext:value-type="float">
            <text:p>0</text:p>
          </table:table-cell>
          <table:table-cell table:formula="of:=INT(VLOOKUP([Ответы.$B6];[Ответы.$B$2:.$Y$3];COLUMN([Ответы.AX$1:.AX$1048576])-COLUMN([Ответы.$AB$1:.$AB$1048576]) + 1) = [Ответы.X6])" office:value-type="float" office:value="0" calcext:value-type="float">
            <text:p>0</text:p>
          </table:table-cell>
          <table:table-cell table:formula="of:=INT(VLOOKUP([Ответы.$B6];[Ответы.$B$2:.$Y$3];COLUMN([Ответы.AY$1:.AY$1048576])-COLUMN([Ответы.$AB$1:.$AB$1048576]) + 1) = [Ответы.Y6])" office:value-type="float" office:value="0" calcext:value-type="float">
            <text:p>0</text:p>
          </table:table-cell>
          <table:table-cell table:formula="of:=SUM([.C6:.Y6])" office:value-type="float" office:value="0" calcext:value-type="float">
            <text:p>0</text:p>
          </table:table-cell>
          <table:table-cell table:formula="of:=VLOOKUP([.Z6];[$Шкала.$A$2:$Шкала.$B$32];2; )" office:value-type="float" office:value="0" calcext:value-type="float">
            <text:p>0</text:p>
          </table:table-cell>
        </table:table-row>
        <table:table-row table:style-name="ro2">
          <table:table-cell table:style-name="ce15" table:number-columns-repeated="2"/>
          <table:table-cell table:style-name="ce20" table:number-columns-repeated="23"/>
          <table:table-cell table:style-name="ce15" table:number-columns-repeated="2"/>
        </table:table-row>
      </table:table>
      <table:table table:name="Ответы" table:style-name="ta1">
        <table:table-column table:style-name="co1" table:default-cell-style-name="ce16"/>
        <table:table-column table:style-name="co6" table:default-cell-style-name="ce16"/>
        <table:table-column table:style-name="co8" table:default-cell-style-name="ce9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8" table:number-columns-repeated="5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8" table:default-cell-style-name="ce46"/>
        <table:table-column table:style-name="co6" table:number-columns-repeated="2" table:default-cell-style-name="Default"/>
        <table:table-row table:style-name="ro2">
          <table:table-cell table:style-name="ce13" office:value-type="string" calcext:value-type="string">
            <text:p>Ученик</text:p>
          </table:table-cell>
          <table:table-cell table:style-name="ce13" office:value-type="string" calcext:value-type="string">
            <text:p>Вариант</text:p>
          </table:table-cell>
          <table:table-cell table:style-name="ce91" office:value-type="float" office:value="1" calcext:value-type="float">
            <text:p>1</text:p>
          </table:table-cell>
          <table:table-cell table:style-name="ce17" table:formula="of:=[.C1]+1" office:value-type="float" office:value="2" calcext:value-type="float">
            <text:p>2</text:p>
          </table:table-cell>
          <table:table-cell table:style-name="ce17" table:formula="of:=[.D1]+1" office:value-type="float" office:value="3" calcext:value-type="float">
            <text:p>3</text:p>
          </table:table-cell>
          <table:table-cell table:style-name="ce17" table:formula="of:=[.E1]+1" office:value-type="float" office:value="4" calcext:value-type="float">
            <text:p>4</text:p>
          </table:table-cell>
          <table:table-cell table:style-name="ce17" table:formula="of:=[.F1]+1" office:value-type="float" office:value="5" calcext:value-type="float">
            <text:p>5</text:p>
          </table:table-cell>
          <table:table-cell table:style-name="ce17" table:formula="of:=[.G1]+1" office:value-type="float" office:value="6" calcext:value-type="float">
            <text:p>6</text:p>
          </table:table-cell>
          <table:table-cell table:style-name="ce17" table:formula="of:=[.H1]+1" office:value-type="float" office:value="7" calcext:value-type="float">
            <text:p>7</text:p>
          </table:table-cell>
          <table:table-cell table:style-name="ce17" table:formula="of:=[.I1]+1" office:value-type="float" office:value="8" calcext:value-type="float">
            <text:p>8</text:p>
          </table:table-cell>
          <table:table-cell table:style-name="ce17" table:formula="of:=[.J1]+1" office:value-type="float" office:value="9" calcext:value-type="float">
            <text:p>9</text:p>
          </table:table-cell>
          <table:table-cell table:style-name="ce17" table:formula="of:=[.K1]+1" office:value-type="float" office:value="10" calcext:value-type="float">
            <text:p>10</text:p>
          </table:table-cell>
          <table:table-cell table:style-name="ce17" table:formula="of:=[.L1]+1" office:value-type="float" office:value="11" calcext:value-type="float">
            <text:p>11</text:p>
          </table:table-cell>
          <table:table-cell table:style-name="ce17" table:formula="of:=[.M1]+1" office:value-type="float" office:value="12" calcext:value-type="float">
            <text:p>12</text:p>
          </table:table-cell>
          <table:table-cell table:style-name="ce17" table:formula="of:=[.N1]+1" office:value-type="float" office:value="13" calcext:value-type="float">
            <text:p>13</text:p>
          </table:table-cell>
          <table:table-cell table:style-name="ce17" table:formula="of:=[.O1]+1" office:value-type="float" office:value="14" calcext:value-type="float">
            <text:p>14</text:p>
          </table:table-cell>
          <table:table-cell table:style-name="ce17" table:formula="of:=[.P1]+1" office:value-type="float" office:value="15" calcext:value-type="float">
            <text:p>15</text:p>
          </table:table-cell>
          <table:table-cell table:style-name="ce17" table:formula="of:=[.Q1]+1" office:value-type="float" office:value="16" calcext:value-type="float">
            <text:p>16</text:p>
          </table:table-cell>
          <table:table-cell table:style-name="ce17" table:formula="of:=[.R1]+1" office:value-type="float" office:value="17" calcext:value-type="float">
            <text:p>17</text:p>
          </table:table-cell>
          <table:table-cell table:style-name="ce17" table:formula="of:=[.S1]+1" office:value-type="float" office:value="18" calcext:value-type="float">
            <text:p>18</text:p>
          </table:table-cell>
          <table:table-cell table:style-name="ce17" table:formula="of:=[.T1]+1" office:value-type="float" office:value="19" calcext:value-type="float">
            <text:p>19</text:p>
          </table:table-cell>
          <table:table-cell table:style-name="ce17" table:formula="of:=[.U1]+1" office:value-type="float" office:value="20" calcext:value-type="float">
            <text:p>20</text:p>
          </table:table-cell>
          <table:table-cell table:style-name="ce17" table:formula="of:=[.V1]+1" office:value-type="float" office:value="21" calcext:value-type="float">
            <text:p>21</text:p>
          </table:table-cell>
          <table:table-cell table:style-name="ce17" table:formula="of:=[.W1]+1" office:value-type="float" office:value="22" calcext:value-type="float">
            <text:p>22</text:p>
          </table:table-cell>
          <table:table-cell table:style-name="ce89" table:formula="of:=[.X1]+1"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Максимальный балл</text:p>
          </table:table-cell>
          <table:table-cell table:style-name="ce34" office:value-type="float" office:value="1" calcext:value-type="float">
            <text:p>1</text:p>
          </table:table-cell>
          <table:table-cell table:style-name="ce58" office:value-type="float" office:value="21" calcext:value-type="float">
            <text:p>21</text:p>
          </table:table-cell>
          <table:table-cell table:style-name="ce60" office:value-type="string" calcext:value-type="string">
            <text:p>xywz</text:p>
          </table:table-cell>
          <table:table-cell table:style-name="ce60" office:value-type="float" office:value="2529" calcext:value-type="float">
            <text:p>2529</text:p>
          </table:table-cell>
          <table:table-cell table:style-name="ce60" table:formula="of:=&quot;010&quot;" office:value-type="string" office:string-value="010" calcext:value-type="string">
            <text:p>010</text:p>
          </table:table-cell>
          <table:table-cell table:style-name="ce60" office:value-type="float" office:value="111" calcext:value-type="float">
            <text:p>111</text:p>
          </table:table-cell>
          <table:table-cell table:style-name="ce60" office:value-type="float" office:value="1019" calcext:value-type="float">
            <text:p>1019</text:p>
          </table:table-cell>
          <table:table-cell table:style-name="ce60" office:value-type="float" office:value="2048" calcext:value-type="float">
            <text:p>2048</text:p>
          </table:table-cell>
          <table:table-cell table:style-name="ce60" office:value-type="float" office:value="96" calcext:value-type="float">
            <text:p>96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81" calcext:value-type="float">
            <text:p>81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84" calcext:value-type="float">
            <text:p>84</text:p>
          </table:table-cell>
          <table:table-cell table:style-name="ce60" office:value-type="float" office:value="2021" calcext:value-type="float">
            <text:p>2021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396855056" calcext:value-type="float">
            <text:p>396855056</text:p>
          </table:table-cell>
          <table:table-cell table:style-name="ce60" office:value-type="string" calcext:value-type="string">
            <text:p>12160 100484</text:p>
          </table:table-cell>
          <table:table-cell table:style-name="ce60" office:value-type="string" calcext:value-type="string">
            <text:p>1699 734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string" calcext:value-type="string">
            <text:p>29 31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494" calcext:value-type="float">
            <text:p>494</text:p>
          </table:table-cell>
          <table:table-cell table:style-name="ce62" office:value-type="float" office:value="624" calcext:value-type="float">
            <text:p>624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Максимальный балл</text:p>
          </table:table-cell>
          <table:table-cell table:style-name="ce35" office:value-type="float" office:value="2" calcext:value-type="float">
            <text:p>2</text:p>
          </table:table-cell>
          <table:table-cell table:style-name="ce59" office:value-type="float" office:value="31" calcext:value-type="float">
            <text:p>31</text:p>
          </table:table-cell>
          <table:table-cell table:style-name="ce61" office:value-type="string" calcext:value-type="string">
            <text:p>wzxy</text:p>
          </table:table-cell>
          <table:table-cell table:style-name="ce61" office:value-type="float" office:value="2146" calcext:value-type="float">
            <text:p>2146</text:p>
          </table:table-cell>
          <table:table-cell table:style-name="ce61" table:formula="of:=&quot;100&quot;" office:value-type="string" office:string-value="100" calcext:value-type="string">
            <text:p>100</text:p>
          </table:table-cell>
          <table:table-cell table:style-name="ce61" office:value-type="float" office:value="111" calcext:value-type="float">
            <text:p>111</text:p>
          </table:table-cell>
          <table:table-cell table:style-name="ce61" office:value-type="float" office:value="1031" calcext:value-type="float">
            <text:p>103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60" calcext:value-type="float">
            <text:p>160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80" calcext:value-type="float">
            <text:p>8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1839454" calcext:value-type="float">
            <text:p>1839454</text:p>
          </table:table-cell>
          <table:table-cell table:style-name="ce61" office:value-type="string" calcext:value-type="string">
            <text:p>27400 4100</text:p>
          </table:table-cell>
          <table:table-cell table:style-name="ce61" office:value-type="string" calcext:value-type="string">
            <text:p>1804 883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string" calcext:value-type="string">
            <text:p>34 38</text:p>
          </table:table-cell>
          <table:table-cell table:style-name="ce61" office:value-type="float" office:value="33" calcext:value-type="float">
            <text:p>33</text:p>
          </table:table-cell>
          <table:table-cell table:style-name="ce61" office:value-type="float" office:value="822" calcext:value-type="float">
            <text:p>822</text:p>
          </table:table-cell>
          <table:table-cell table:style-name="ce63" office:value-type="float" office:value="505" calcext:value-type="float">
            <text:p>505</text:p>
          </table:table-cell>
          <table:table-cell/>
          <table:table-cell table:style-name="ce31"/>
        </table:table-row>
        <table:table-row table:style-name="ro2">
          <table:table-cell office:value-type="string" calcext:value-type="string">
            <text:p>Ученик 1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Ученик 2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Ученик 3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2">
          <table:table-cell table:style-name="ce15" table:number-columns-repeated="2"/>
          <table:table-cell table:style-name="ce19"/>
          <table:table-cell table:style-name="ce20" table:number-columns-repeated="21"/>
          <table:table-cell table:style-name="ce35"/>
          <table:table-cell table:number-columns-repeated="2"/>
        </table:table-row>
      </table:table>
      <table:table table:name="Шкала" table:style-name="ta1">
        <table:table-column table:style-name="co17" table:default-cell-style-name="ce16"/>
        <table:table-column table:style-name="co6" table:default-cell-style-name="ce46"/>
        <table:table-row table:style-name="ro1">
          <table:table-cell table:style-name="ce13" office:value-type="string" calcext:value-type="string">
            <text:p>Первичный балл</text:p>
          </table:table-cell>
          <table:table-cell table:style-name="ce13" office:value-type="string" calcext:value-type="string">
            <text:p>Итоговый балл</text:p>
          </table:table-cell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</table:table-row>
        <table:table-row table:style-name="ro2">
          <table:table-cell table:formula="of:=[.A2]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formula="of:=[.A3]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formula="of:=[.A4]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formula="of:=[.A5]+1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table:formula="of:=[.A6]+1"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table:formula="of:=[.A7]+1"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table:formula="of:=[.A8]+1"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formula="of:=[.A9]+1"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formula="of:=[.A10]+1"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table:formula="of:=[.A11]+1"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table:formula="of:=[.A12]+1"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table:formula="of:=[.A13]+1"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table:formula="of:=[.A14]+1"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table:formula="of:=[.A15]+1"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table:formula="of:=[.A16]+1"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table:formula="of:=[.A17]+1"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table:formula="of:=[.A18]+1"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formula="of:=[.A19]+1"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table:formula="of:=[.A20]+1"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table:formula="of:=[.A21]+1"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table:formula="of:=[.A22]+1"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table:formula="of:=[.A23]+1"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table:formula="of:=[.A24]+1"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table:formula="of:=[.A25]+1"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table:formula="of:=[.A26]+1"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formula="of:=[.A27]+1" office:value-type="float" office:value="26" calcext:value-type="float">
            <text:p>26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table:formula="of:=[.A28]+1" office:value-type="float" office:value="27" calcext:value-type="float">
            <text:p>27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table:formula="of:=[.A29]+1" office:value-type="float" office:value="28" calcext:value-type="float">
            <text:p>28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table:formula="of:=[.A30]+1" office:value-type="float" office:value="29" calcext:value-type="float">
            <text:p>29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style-name="ce15" table:formula="of:=[.A31]+1" office:value-type="float" office:value="30" calcext:value-type="float">
            <text:p>30</text:p>
          </table:table-cell>
          <table:table-cell table:style-name="ce35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number:min-decimal-places="0" number:min-integer-digits="1" number:grouping="true"/>
      <number:text> ₽</number:text>
    </number:number-style>
    <number:number-style style:name="N122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₽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₽</number:text>
    </number:number-style>
    <number:number-style style:name="N125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₽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34P2" style:volatile="true">
      <number:text> </number:text>
      <number:fill-character> </number:fill-character>
      <number:text>- ₽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₽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7">
      <number:day number:style="long"/>
      <number:text>/</number:text>
      <number:month number:style="long"/>
      <number:text>/</number:text>
      <number:year/>
    </number:date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2" style:volatile="true">
      <number:text> </number:text>
      <number:fill-character> </number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₽</number:text>
      <number:number number:decimal-places="0" number:min-decimal-places="0" number:min-integer-digits="1" number:grouping="true"/>
    </number:number-style>
    <number:number-style style:name="N150">
      <number:text>-₽</number:text>
      <number:number number:decimal-places="0" number:min-decimal-places="0" number:min-integer-digits="1" number:grouping="true"/>
      <style:map style:condition="value()&gt;=0" style:apply-style-name="N150P0"/>
    </number:number-style>
    <number:number-style style:name="N151P0" style:volatile="true">
      <number:text>₽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-₽</number:text>
      <number:number number:decimal-places="0" number:min-decimal-places="0" number:min-integer-digits="1" number:grouping="true"/>
      <style:map style:condition="value()&gt;=0" style:apply-style-name="N151P0"/>
    </number:number-style>
    <number:number-style style:name="N152P0" style:volatile="true">
      <number:text>₽</number:text>
      <number:number number:decimal-places="2" number:min-decimal-places="2" number:min-integer-digits="1" number:grouping="true"/>
    </number:number-style>
    <number:number-style style:name="N152">
      <number:text>-₽</number:text>
      <number:number number:decimal-places="2" number:min-decimal-places="2" number:min-integer-digits="1" number:grouping="true"/>
      <style:map style:condition="value()&gt;=0" style:apply-style-name="N152P0"/>
    </number:number-style>
    <number:number-style style:name="N153P0" style:volatile="true">
      <number:text>₽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-₽</number:text>
      <number:number number:decimal-places="2" number:min-decimal-places="2" number:min-integer-digits="1" number:grouping="true"/>
      <style:map style:condition="value()&gt;=0" style:apply-style-name="N153P0"/>
    </number:number-style>
    <number:number-style style:name="N15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-₽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2" style:volatile="true">
      <number:text> ₽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₽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-₽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2" style:volatile="true">
      <number:text> ₽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style:diagonal-bl-tr="none" style:diagonal-tl-br="none" style:text-align-source="fix" style:repeat-content="false" fo:wrap-option="no-wrap" style:vertical-align="middle"/>
      <style:paragraph-properties fo:text-align="center"/>
      <style:text-properties style:font-name="Times New Roman" fo:font-family="'Times New Roman'" style:font-style-name="Regular" style:font-family-generic="roman" style:font-pitch="variable"/>
    </style:style>
    <style:style style:name="Heading" style:family="table-cell" style:parent-style-name="Default">
      <style:table-cell-properties fo:wrap-option="wrap"/>
      <style:text-properties fo:color="#000000" fo:font-size="10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/00/0000</text:date>, <text:time style:data-style-name="N2" text:time-value="19:15:33.8527061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9T03:17:50.010222608</meta:creation-date>
    <dc:date>2020-12-20T19:16:27.738921207</dc:date>
    <meta:editing-duration>PT17H44M32S</meta:editing-duration>
    <meta:editing-cycles>65</meta:editing-cycles>
    <meta:generator>LibreOffice/7.0.4.2$Linux_X86_64 LibreOffice_project/00$Build-2</meta:generator>
    <meta:document-statistic meta:table-count="3" meta:cell-count="307" meta:object-count="0"/>
  </office:meta>
</office:document-meta>
</file>